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2eb771"/>
    </style:style>
    <style:style style:name="P2" style:family="paragraph" style:parent-style-name="Heading_20_2">
      <style:text-properties officeooo:paragraph-rsid="003de0d2"/>
    </style:style>
    <style:style style:name="P3" style:family="paragraph" style:parent-style-name="Heading_20_2">
      <style:text-properties officeooo:paragraph-rsid="004567e1"/>
    </style:style>
    <style:style style:name="P4" style:family="paragraph" style:parent-style-name="Heading_20_2">
      <style:text-properties officeooo:paragraph-rsid="004783db"/>
    </style:style>
    <style:style style:name="P5" style:family="paragraph" style:parent-style-name="Heading_20_2">
      <style:text-properties officeooo:paragraph-rsid="004f8deb"/>
    </style:style>
    <style:style style:name="P6" style:family="paragraph" style:parent-style-name="Heading_20_2">
      <style:text-properties officeooo:paragraph-rsid="0054f2f5"/>
    </style:style>
    <style:style style:name="P7" style:family="paragraph" style:parent-style-name="Heading_20_2">
      <style:text-properties officeooo:paragraph-rsid="005b8425"/>
    </style:style>
    <style:style style:name="P8" style:family="paragraph" style:parent-style-name="Heading_20_2">
      <style:text-properties officeooo:paragraph-rsid="005e872f"/>
    </style:style>
    <style:style style:name="P9" style:family="paragraph" style:parent-style-name="Heading_20_2">
      <style:text-properties officeooo:paragraph-rsid="00698a58"/>
    </style:style>
    <style:style style:name="P10" style:family="paragraph" style:parent-style-name="Heading_20_2">
      <style:text-properties officeooo:paragraph-rsid="0076c60b"/>
    </style:style>
    <style:style style:name="P11" style:family="paragraph" style:parent-style-name="Heading_20_2">
      <style:text-properties officeooo:paragraph-rsid="0081dfa5"/>
    </style:style>
    <style:style style:name="P12" style:family="paragraph" style:parent-style-name="Heading_20_2">
      <style:text-properties officeooo:paragraph-rsid="008e1441"/>
    </style:style>
    <style:style style:name="P13" style:family="paragraph" style:parent-style-name="Heading_20_2">
      <style:text-properties officeooo:paragraph-rsid="009065f3"/>
    </style:style>
    <style:style style:name="P14" style:family="paragraph" style:parent-style-name="Heading_20_2">
      <style:text-properties officeooo:paragraph-rsid="009412cb"/>
    </style:style>
    <style:style style:name="P15" style:family="paragraph" style:parent-style-name="Heading_20_2">
      <style:text-properties officeooo:paragraph-rsid="00a2e165"/>
    </style:style>
    <style:style style:name="P16" style:family="paragraph" style:parent-style-name="Standard">
      <style:paragraph-properties fo:text-align="justify" style:justify-single-word="false"/>
      <style:text-properties officeooo:rsid="00119265" officeooo:paragraph-rsid="00119265"/>
    </style:style>
    <style:style style:name="P17" style:family="paragraph" style:parent-style-name="Standard">
      <style:paragraph-properties fo:text-align="justify" style:justify-single-word="false"/>
      <style:text-properties officeooo:rsid="00119265" officeooo:paragraph-rsid="003de0d2"/>
    </style:style>
    <style:style style:name="P18" style:family="paragraph" style:parent-style-name="Standard">
      <style:paragraph-properties fo:text-align="justify" style:justify-single-word="false"/>
      <style:text-properties officeooo:rsid="00119265" officeooo:paragraph-rsid="0044b641"/>
    </style:style>
    <style:style style:name="P19" style:family="paragraph" style:parent-style-name="Standard">
      <style:paragraph-properties fo:text-align="justify" style:justify-single-word="false"/>
      <style:text-properties officeooo:rsid="00119265" officeooo:paragraph-rsid="004567e1"/>
    </style:style>
    <style:style style:name="P20" style:family="paragraph" style:parent-style-name="Standard">
      <style:paragraph-properties fo:text-align="justify" style:justify-single-word="false"/>
      <style:text-properties officeooo:rsid="00119265" officeooo:paragraph-rsid="004783db"/>
    </style:style>
    <style:style style:name="P21" style:family="paragraph" style:parent-style-name="Standard">
      <style:paragraph-properties fo:text-align="justify" style:justify-single-word="false"/>
      <style:text-properties officeooo:rsid="00119265" officeooo:paragraph-rsid="004f8deb"/>
    </style:style>
    <style:style style:name="P22" style:family="paragraph" style:parent-style-name="Standard">
      <style:paragraph-properties fo:text-align="justify" style:justify-single-word="false"/>
      <style:text-properties officeooo:rsid="00119265" officeooo:paragraph-rsid="0054f2f5"/>
    </style:style>
    <style:style style:name="P23" style:family="paragraph" style:parent-style-name="Standard">
      <style:paragraph-properties fo:text-align="justify" style:justify-single-word="false"/>
      <style:text-properties officeooo:rsid="00119265" officeooo:paragraph-rsid="005e872f"/>
    </style:style>
    <style:style style:name="P24" style:family="paragraph" style:parent-style-name="Standard">
      <style:paragraph-properties fo:text-align="justify" style:justify-single-word="false"/>
      <style:text-properties officeooo:rsid="00119265" officeooo:paragraph-rsid="00698a58"/>
    </style:style>
    <style:style style:name="P25" style:family="paragraph" style:parent-style-name="Standard">
      <style:paragraph-properties fo:text-align="justify" style:justify-single-word="false"/>
      <style:text-properties officeooo:rsid="00119265" officeooo:paragraph-rsid="0076c60b"/>
    </style:style>
    <style:style style:name="P26" style:family="paragraph" style:parent-style-name="Standard">
      <style:paragraph-properties fo:text-align="justify" style:justify-single-word="false"/>
      <style:text-properties officeooo:rsid="00119265" officeooo:paragraph-rsid="008c62a9"/>
    </style:style>
    <style:style style:name="P27" style:family="paragraph" style:parent-style-name="Standard">
      <style:paragraph-properties fo:text-align="justify" style:justify-single-word="false"/>
      <style:text-properties officeooo:rsid="00119265" officeooo:paragraph-rsid="009999b9"/>
    </style:style>
    <style:style style:name="P28" style:family="paragraph" style:parent-style-name="Standard">
      <style:paragraph-properties fo:text-align="justify" style:justify-single-word="false"/>
      <style:text-properties officeooo:rsid="0080031f" officeooo:paragraph-rsid="0080031f"/>
    </style:style>
    <style:style style:name="P29" style:family="paragraph" style:parent-style-name="Standard">
      <style:paragraph-properties fo:text-align="justify" style:justify-single-word="false"/>
      <style:text-properties officeooo:rsid="008120f7" officeooo:paragraph-rsid="008120f7"/>
    </style:style>
    <style:style style:name="P30" style:family="paragraph" style:parent-style-name="Standard">
      <style:paragraph-properties fo:text-align="justify" style:justify-single-word="false"/>
      <style:text-properties officeooo:rsid="008eccd0" officeooo:paragraph-rsid="008eccd0"/>
    </style:style>
    <style:style style:name="P31" style:family="paragraph" style:parent-style-name="Standard">
      <style:paragraph-properties fo:text-align="justify" style:justify-single-word="false"/>
      <style:text-properties officeooo:rsid="008eccd0" officeooo:paragraph-rsid="009065f3"/>
    </style:style>
    <style:style style:name="P32" style:family="paragraph" style:parent-style-name="Standard">
      <style:paragraph-properties fo:text-align="justify" style:justify-single-word="false"/>
      <style:text-properties officeooo:rsid="00a4de0e" officeooo:paragraph-rsid="00a4de0e"/>
    </style:style>
    <style:style style:name="P33" style:family="paragraph" style:parent-style-name="Standard">
      <style:paragraph-properties fo:text-align="justify" style:justify-single-word="false"/>
      <style:text-properties officeooo:rsid="00a4de0e" officeooo:paragraph-rsid="00a91ac4"/>
    </style:style>
    <style:style style:name="P34" style:family="paragraph" style:parent-style-name="Text_20_body">
      <style:text-properties officeooo:paragraph-rsid="002eb771"/>
    </style:style>
    <style:style style:name="P35" style:family="paragraph" style:parent-style-name="Text_20_body">
      <style:text-properties officeooo:paragraph-rsid="003de0d2"/>
    </style:style>
    <style:style style:name="P36" style:family="paragraph" style:parent-style-name="Text_20_body">
      <style:text-properties officeooo:paragraph-rsid="004567e1"/>
    </style:style>
    <style:style style:name="P37" style:family="paragraph" style:parent-style-name="Text_20_body">
      <style:text-properties officeooo:paragraph-rsid="004783db"/>
    </style:style>
    <style:style style:name="P38" style:family="paragraph" style:parent-style-name="Text_20_body">
      <style:text-properties officeooo:paragraph-rsid="004f8deb"/>
    </style:style>
    <style:style style:name="P39" style:family="paragraph" style:parent-style-name="Text_20_body">
      <style:text-properties officeooo:paragraph-rsid="0054f2f5"/>
    </style:style>
    <style:style style:name="P40" style:family="paragraph" style:parent-style-name="Text_20_body">
      <style:text-properties officeooo:paragraph-rsid="005b8425"/>
    </style:style>
    <style:style style:name="P41" style:family="paragraph" style:parent-style-name="Text_20_body">
      <style:text-properties officeooo:paragraph-rsid="005e872f"/>
    </style:style>
    <style:style style:name="P42" style:family="paragraph" style:parent-style-name="Text_20_body">
      <style:paragraph-properties fo:text-align="justify" style:justify-single-word="false"/>
      <style:text-properties officeooo:rsid="00119265" officeooo:paragraph-rsid="00665e33"/>
    </style:style>
    <style:style style:name="P43" style:family="paragraph" style:parent-style-name="Text_20_body">
      <style:text-properties officeooo:paragraph-rsid="00698a58"/>
    </style:style>
    <style:style style:name="P44" style:family="paragraph" style:parent-style-name="Text_20_body">
      <style:text-properties officeooo:paragraph-rsid="0076c60b"/>
    </style:style>
    <style:style style:name="P45" style:family="paragraph" style:parent-style-name="Text_20_body">
      <style:text-properties officeooo:paragraph-rsid="0081dfa5"/>
    </style:style>
    <style:style style:name="P46" style:family="paragraph" style:parent-style-name="Text_20_body">
      <style:text-properties officeooo:paragraph-rsid="008e1441"/>
    </style:style>
    <style:style style:name="P47" style:family="paragraph" style:parent-style-name="Text_20_body">
      <style:text-properties officeooo:paragraph-rsid="009065f3"/>
    </style:style>
    <style:style style:name="P48" style:family="paragraph" style:parent-style-name="Text_20_body">
      <style:text-properties officeooo:paragraph-rsid="009412cb"/>
    </style:style>
    <style:style style:name="T1" style:family="text">
      <style:text-properties officeooo:rsid="0014b8cf"/>
    </style:style>
    <style:style style:name="T2" style:family="text">
      <style:text-properties officeooo:rsid="00168568"/>
    </style:style>
    <style:style style:name="T3" style:family="text">
      <style:text-properties officeooo:rsid="0017f89c"/>
    </style:style>
    <style:style style:name="T4" style:family="text">
      <style:text-properties officeooo:rsid="0019caa2"/>
    </style:style>
    <style:style style:name="T5" style:family="text">
      <style:text-properties officeooo:rsid="001aeb7a"/>
    </style:style>
    <style:style style:name="T6" style:family="text">
      <style:text-properties officeooo:rsid="001c0eb5"/>
    </style:style>
    <style:style style:name="T7" style:family="text">
      <style:text-properties officeooo:rsid="00258a20"/>
    </style:style>
    <style:style style:name="T8" style:family="text">
      <style:text-properties officeooo:rsid="0027acb5"/>
    </style:style>
    <style:style style:name="T9" style:family="text">
      <style:text-properties officeooo:rsid="0029a4d7"/>
    </style:style>
    <style:style style:name="T10" style:family="text">
      <style:text-properties officeooo:rsid="002bc8d0"/>
    </style:style>
    <style:style style:name="T11" style:family="text">
      <style:text-properties officeooo:rsid="002ebe1d"/>
    </style:style>
    <style:style style:name="T12" style:family="text">
      <style:text-properties officeooo:rsid="00318faa"/>
    </style:style>
    <style:style style:name="T13" style:family="text">
      <style:text-properties officeooo:rsid="00330adc"/>
    </style:style>
    <style:style style:name="T14" style:family="text">
      <style:text-properties officeooo:rsid="0036a04b"/>
    </style:style>
    <style:style style:name="T15" style:family="text">
      <style:text-properties officeooo:rsid="0038e6c1"/>
    </style:style>
    <style:style style:name="T16" style:family="text">
      <style:text-properties officeooo:rsid="0039f0fa"/>
    </style:style>
    <style:style style:name="T17" style:family="text">
      <style:text-properties officeooo:rsid="003aff9a"/>
    </style:style>
    <style:style style:name="T18" style:family="text">
      <style:text-properties officeooo:rsid="004268ab"/>
    </style:style>
    <style:style style:name="T19" style:family="text">
      <style:text-properties officeooo:rsid="004410b3"/>
    </style:style>
    <style:style style:name="T20" style:family="text">
      <style:text-properties officeooo:rsid="004567e1"/>
    </style:style>
    <style:style style:name="T21" style:family="text">
      <style:text-properties officeooo:rsid="0045ca52"/>
    </style:style>
    <style:style style:name="T22" style:family="text">
      <style:text-properties officeooo:rsid="004783db"/>
    </style:style>
    <style:style style:name="T23" style:family="text">
      <style:text-properties officeooo:rsid="0048c97a"/>
    </style:style>
    <style:style style:name="T24" style:family="text">
      <style:text-properties officeooo:rsid="0049fcb0"/>
    </style:style>
    <style:style style:name="T25" style:family="text">
      <style:text-properties officeooo:rsid="004a64f8"/>
    </style:style>
    <style:style style:name="T26" style:family="text">
      <style:text-properties officeooo:rsid="004b249f"/>
    </style:style>
    <style:style style:name="T27" style:family="text">
      <style:text-properties officeooo:rsid="004c11d4"/>
    </style:style>
    <style:style style:name="T28" style:family="text">
      <style:text-properties officeooo:rsid="004dc600"/>
    </style:style>
    <style:style style:name="T29" style:family="text">
      <style:text-properties officeooo:rsid="004debd4"/>
    </style:style>
    <style:style style:name="T30" style:family="text">
      <style:text-properties officeooo:rsid="004f8deb"/>
    </style:style>
    <style:style style:name="T31" style:family="text">
      <style:text-properties officeooo:rsid="005032c4"/>
    </style:style>
    <style:style style:name="T32" style:family="text">
      <style:text-properties officeooo:rsid="0051a753"/>
    </style:style>
    <style:style style:name="T33" style:family="text">
      <style:text-properties officeooo:rsid="00530027"/>
    </style:style>
    <style:style style:name="T34" style:family="text">
      <style:text-properties officeooo:rsid="0053f7bd"/>
    </style:style>
    <style:style style:name="T35" style:family="text">
      <style:text-properties officeooo:rsid="00576785"/>
    </style:style>
    <style:style style:name="T36" style:family="text">
      <style:text-properties officeooo:rsid="0058cd8d"/>
    </style:style>
    <style:style style:name="T37" style:family="text">
      <style:text-properties officeooo:rsid="0059931c"/>
    </style:style>
    <style:style style:name="T38" style:family="text">
      <style:text-properties officeooo:rsid="005c7cc8"/>
    </style:style>
    <style:style style:name="T39" style:family="text">
      <style:text-properties officeooo:rsid="005cbbb9"/>
    </style:style>
    <style:style style:name="T40" style:family="text">
      <style:text-properties officeooo:rsid="005fe4ec"/>
    </style:style>
    <style:style style:name="T41" style:family="text">
      <style:text-properties officeooo:rsid="00602a2d"/>
    </style:style>
    <style:style style:name="T42" style:family="text">
      <style:text-properties officeooo:rsid="006140f1"/>
    </style:style>
    <style:style style:name="T43" style:family="text">
      <style:text-properties officeooo:rsid="006269e0"/>
    </style:style>
    <style:style style:name="T44" style:family="text">
      <style:text-properties officeooo:rsid="006413ab"/>
    </style:style>
    <style:style style:name="T45" style:family="text">
      <style:text-properties officeooo:rsid="006527ca"/>
    </style:style>
    <style:style style:name="T46" style:family="text">
      <style:text-properties officeooo:rsid="00653ac3"/>
    </style:style>
    <style:style style:name="T47" style:family="text">
      <style:text-properties officeooo:rsid="0065d7ae"/>
    </style:style>
    <style:style style:name="T48" style:family="text">
      <style:text-properties officeooo:rsid="00665e33"/>
    </style:style>
    <style:style style:name="T49" style:family="text">
      <style:text-properties officeooo:rsid="006a30d9"/>
    </style:style>
    <style:style style:name="T50" style:family="text">
      <style:text-properties officeooo:rsid="006bf929"/>
    </style:style>
    <style:style style:name="T51" style:family="text">
      <style:text-properties officeooo:rsid="006cb29d"/>
    </style:style>
    <style:style style:name="T52" style:family="text">
      <style:text-properties officeooo:rsid="006e2718"/>
    </style:style>
    <style:style style:name="T53" style:family="text">
      <style:text-properties officeooo:rsid="006ea07a"/>
    </style:style>
    <style:style style:name="T54" style:family="text">
      <style:text-properties officeooo:rsid="00703bbc"/>
    </style:style>
    <style:style style:name="T55" style:family="text">
      <style:text-properties officeooo:rsid="00722a8d"/>
    </style:style>
    <style:style style:name="T56" style:family="text">
      <style:text-properties officeooo:rsid="0076c60b"/>
    </style:style>
    <style:style style:name="T57" style:family="text">
      <style:text-properties officeooo:rsid="007789bb"/>
    </style:style>
    <style:style style:name="T58" style:family="text">
      <style:text-properties officeooo:rsid="00791f12"/>
    </style:style>
    <style:style style:name="T59" style:family="text">
      <style:text-properties officeooo:rsid="007a6c3e"/>
    </style:style>
    <style:style style:name="T60" style:family="text">
      <style:text-properties officeooo:rsid="007ac2d8"/>
    </style:style>
    <style:style style:name="T61" style:family="text">
      <style:text-properties officeooo:rsid="007c7882"/>
    </style:style>
    <style:style style:name="T62" style:family="text">
      <style:text-properties officeooo:rsid="00825fa2"/>
    </style:style>
    <style:style style:name="T63" style:family="text">
      <style:text-properties officeooo:rsid="00861aa7"/>
    </style:style>
    <style:style style:name="T64" style:family="text">
      <style:text-properties officeooo:rsid="008663e4"/>
    </style:style>
    <style:style style:name="T65" style:family="text">
      <style:text-properties officeooo:rsid="00876210"/>
    </style:style>
    <style:style style:name="T66" style:family="text">
      <style:text-properties officeooo:rsid="008aae63"/>
    </style:style>
    <style:style style:name="T67" style:family="text">
      <style:text-properties officeooo:rsid="008c62a9"/>
    </style:style>
    <style:style style:name="T68" style:family="text">
      <style:text-properties officeooo:rsid="008ded87"/>
    </style:style>
    <style:style style:name="T69" style:family="text">
      <style:text-properties officeooo:rsid="008e494c"/>
    </style:style>
    <style:style style:name="T70" style:family="text">
      <style:text-properties officeooo:rsid="009065f3"/>
    </style:style>
    <style:style style:name="T71" style:family="text">
      <style:text-properties officeooo:rsid="00913fd1"/>
    </style:style>
    <style:style style:name="T72" style:family="text">
      <style:text-properties officeooo:rsid="0094b894"/>
    </style:style>
    <style:style style:name="T73" style:family="text">
      <style:text-properties officeooo:rsid="00960046"/>
    </style:style>
    <style:style style:name="T74" style:family="text">
      <style:text-properties officeooo:rsid="009b3e31"/>
    </style:style>
    <style:style style:name="T75" style:family="text">
      <style:text-properties officeooo:rsid="009cd450"/>
    </style:style>
    <style:style style:name="T76" style:family="text">
      <style:text-properties officeooo:rsid="009d5649"/>
    </style:style>
    <style:style style:name="T77" style:family="text">
      <style:text-properties officeooo:rsid="009dd9c8"/>
    </style:style>
    <style:style style:name="T78" style:family="text">
      <style:text-properties officeooo:rsid="009e5b6e"/>
    </style:style>
    <style:style style:name="T79" style:family="text">
      <style:text-properties officeooo:rsid="00a04581"/>
    </style:style>
    <style:style style:name="T80" style:family="text">
      <style:text-properties officeooo:rsid="00a2e165"/>
    </style:style>
    <style:style style:name="T81" style:family="text">
      <style:text-properties officeooo:rsid="00a4f008"/>
    </style:style>
    <style:style style:name="T82" style:family="text">
      <style:text-properties officeooo:rsid="00a574f5"/>
    </style:style>
    <style:style style:name="T83" style:family="text">
      <style:text-properties officeooo:rsid="00a71ee9"/>
    </style:style>
    <style:style style:name="T84" style:family="text">
      <style:text-properties officeooo:rsid="00a83676"/>
    </style:style>
    <style:style style:name="T85" style:family="text">
      <style:text-properties officeooo:rsid="00a91a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text:span text:style-name="T69">Application title</text:span>:</text:h>
      <text:p text:style-name="P46">&lt;<text:span text:style-name="T12">INSERT </text:span><text:span text:style-name="T69">title</text:span><text:span text:style-name="T12">.png&gt;</text:span></text:p>
      <text:p text:style-name="P30">The app has a title: Lobster Web Browser.</text:p>
      <text:h text:style-name="P13" text:outline-level="2"><text:span text:style-name="T69">Application </text:span><text:span text:style-name="T70">icon</text:span>:</text:h>
      <text:p text:style-name="P47">&lt;<text:span text:style-name="T12">INSERT </text:span><text:span text:style-name="T70">icon</text:span><text:span text:style-name="T12">.png&gt;</text:span></text:p>
      <text:p text:style-name="P31">The app has a<text:span text:style-name="T71">n</text:span> <text:span text:style-name="T71">icon (see above)</text:span>.</text:p>
      <text:h text:style-name="Heading_20_2" text:outline-level="2">Tabs:</text:h>
      <text:p text:style-name="Text_20_body">&lt;<text:span text:style-name="T12">INSERT </text:span><text:span text:style-name="T13">tabs</text:span><text:span text:style-name="T12">.png&gt;</text:span></text:p>
      <text:p text:style-name="P16">By clicking on a “Temp” button, it will change tab to the respective tab. <text:span text:style-name="T1">Each tab has its own </text:span><text:span text:style-name="T2">webview. </text:span><text:span text:style-name="T3">Tabs can be deleted by mouse wheel clicking on the “Temp” button for that tab. </text:span><text:span text:style-name="T4">Internally, the current tab is stored in a</text:span><text:span text:style-name="T5">n object called a TabStorer which allows for the current tab to be updated and for every </text:span><text:span text:style-name="T6">functionality to “see” this update. </text:span><text:span text:style-name="T10">If there is only one tab and this tab is deleted, a new tab will be created to replace the deleted one. New tabs start on the homepage, which is duckduckgo by default. </text:span></text:p>
      <text:h text:style-name="P1" text:outline-level="2"><text:span text:style-name="T18">Tab context menu</text:span>:</text:h>
      <text:p text:style-name="P34">&lt;<text:span text:style-name="T13">INSERT </text:span><text:span text:style-name="T19">tabContextMenu</text:span><text:span text:style-name="T13">.png&gt;</text:span></text:p>
      <text:p text:style-name="P18"><text:span text:style-name="T7">Right Clicking on a tab brings up a context menu with two options: Close tab and Switch to tab. </text:span><text:span text:style-name="T8">Clicking on one of these options will close or delete the tab (depending on the option </text:span><text:span text:style-name="T9">selected</text:span><text:span text:style-name="T8">). </text:span></text:p>
      <text:h text:style-name="P2" text:outline-level="2"><text:span text:style-name="T11">Add tab</text:span>:</text:h>
      <text:p text:style-name="P35">&lt;<text:span text:style-name="T13">INSERT addTab.png&gt;</text:span></text:p>
      <text:p text:style-name="P17">By clicking on <text:span text:style-name="T14">the add tab button (see selected). </text:span><text:span text:style-name="T15">You can add a new tab. </text:span><text:span text:style-name="T16">New tabs are added </text:span><text:span text:style-name="T17">to the right of all of the previous tabs.</text:span></text:p>
      <text:h text:style-name="P10" text:outline-level="2"><text:span text:style-name="T49">Load</text:span><text:span text:style-name="T40"> </text:span><text:span text:style-name="T56">tab</text:span>:</text:h>
      <text:p text:style-name="P44">&lt;<text:span text:style-name="T13">INSERT </text:span><text:span text:style-name="T50">load</text:span><text:span text:style-name="T57">Tab</text:span><text:span text:style-name="T13">.png </text:span><text:span text:style-name="T45">and </text:span><text:span text:style-name="T51">load</text:span><text:span text:style-name="T57">Tab</text:span><text:span text:style-name="T45">Alert.png</text:span><text:span text:style-name="T13">&gt;</text:span></text:p>
      <text:p text:style-name="P25">By clicking on <text:span text:style-name="T14">the </text:span><text:span text:style-name="T52">load</text:span><text:span text:style-name="T42"> </text:span><text:span text:style-name="T58">tab</text:span><text:span text:style-name="T36"> </text:span><text:span text:style-name="T14">button (see selected). </text:span><text:span text:style-name="T15">You </text:span><text:span text:style-name="T59">switch to </text:span><text:span text:style-name="T54">the </text:span><text:span text:style-name="T59">selected </text:span><text:span text:style-name="T42">tab</text:span><text:span text:style-name="T15">. </text:span><text:span text:style-name="T55">Clicking on the load </text:span><text:span text:style-name="T60">tab </text:span><text:span text:style-name="T55">button </text:span><text:span text:style-name="T60">opens </text:span><text:span text:style-name="T55">the load </text:span><text:span text:style-name="T60">tab</text:span><text:span text:style-name="T55">alert which has a dropdown menu that allows the user to select a </text:span><text:span text:style-name="T60">tab to switch to</text:span><text:span text:style-name="T55">. If the user then clicks ok with a </text:span><text:span text:style-name="T60">tab </text:span><text:span text:style-name="T55">selected, </text:span><text:span text:style-name="T60">they will switch to that tab</text:span><text:span text:style-name="T55">. If the user clicks cancel or does not select a </text:span><text:span text:style-name="T61">tab </text:span><text:span text:style-name="T55">then nothing will happen.</text:span></text:p>
      <text:h text:style-name="P3" text:outline-level="2"><text:span text:style-name="T20">Home button</text:span>:</text:h>
      <text:p text:style-name="P36">&lt;<text:span text:style-name="T13">INSERT </text:span><text:span text:style-name="T20">home</text:span><text:span text:style-name="T13">.png&gt;</text:span></text:p>
      <text:p text:style-name="P19">By clicking on <text:span text:style-name="T14">the </text:span><text:span text:style-name="T21">home</text:span><text:span text:style-name="T14"> button (see selected). </text:span><text:span text:style-name="T15">You can </text:span><text:span text:style-name="T21">go to the home page</text:span><text:span text:style-name="T15">. </text:span><text:span text:style-name="T21">This will make the current tab load the homepage. No other tabs are affected.</text:span></text:p>
      <text:h text:style-name="P4" text:outline-level="2"><text:span text:style-name="T22">Forward</text:span><text:span text:style-name="T20"> button</text:span>:</text:h>
      <text:p text:style-name="P37">&lt;<text:span text:style-name="T13">INSERT </text:span><text:span text:style-name="T23">forward</text:span><text:span text:style-name="T13">.png&gt;</text:span></text:p>
      <text:p text:style-name="P20"><text:soft-page-break/>By clicking on <text:span text:style-name="T14">the </text:span><text:span text:style-name="T24">forward</text:span><text:span text:style-name="T14"> button (see selected). </text:span><text:span text:style-name="T15">You can </text:span><text:span text:style-name="T21">go </text:span><text:span text:style-name="T25">to the next page in the </text:span><text:span text:style-name="T27">current tab’s</text:span><text:span text:style-name="T25"> history</text:span><text:span text:style-name="T15">. </text:span><text:span text:style-name="T21">This will </text:span><text:span text:style-name="T26">only change </text:span><text:span text:style-name="T21">the current tab. No other tabs are affected. </text:span><text:span text:style-name="T28">If there is no next page in the current tab’s history, </text:span><text:span text:style-name="T29">then nothing will happen.</text:span></text:p>
      <text:h text:style-name="P5" text:outline-level="2"><text:span text:style-name="T30">Back</text:span><text:span text:style-name="T20"> button</text:span>:</text:h>
      <text:p text:style-name="P38">&lt;<text:span text:style-name="T13">INSERT </text:span><text:span text:style-name="T34">back</text:span><text:span text:style-name="T13">.png&gt;</text:span></text:p>
      <text:p text:style-name="P21">By clicking on <text:span text:style-name="T14">the </text:span><text:span text:style-name="T31">back</text:span><text:span text:style-name="T14"> button (see selected). </text:span><text:span text:style-name="T15">You can </text:span><text:span text:style-name="T21">go </text:span><text:span text:style-name="T25">to the </text:span><text:span text:style-name="T32">previous</text:span><text:span text:style-name="T25"> page in the </text:span><text:span text:style-name="T27">current tab’s</text:span><text:span text:style-name="T25"> history</text:span><text:span text:style-name="T15">. </text:span><text:span text:style-name="T21">This will </text:span><text:span text:style-name="T26">only change </text:span><text:span text:style-name="T21">the current tab. No other tabs are affected. </text:span><text:span text:style-name="T28">If there is no </text:span><text:span text:style-name="T33">previous</text:span><text:span text:style-name="T28"> page in the current tab’s history, </text:span><text:span text:style-name="T29">then nothing will happen.</text:span></text:p>
      <text:h text:style-name="P6" text:outline-level="2"><text:span text:style-name="T35">Reload</text:span><text:span text:style-name="T20"> button</text:span>:</text:h>
      <text:p text:style-name="P39">&lt;<text:span text:style-name="T13">INSERT </text:span><text:span text:style-name="T35">reload</text:span><text:span text:style-name="T13">.png&gt;</text:span></text:p>
      <text:p text:style-name="P22">By clicking on <text:span text:style-name="T14">the </text:span><text:span text:style-name="T36">reload </text:span><text:span text:style-name="T14">button (see selected). </text:span><text:span text:style-name="T15">You </text:span><text:span text:style-name="T37">will reload the </text:span><text:span text:style-name="T27">current tab</text:span><text:span text:style-name="T15">. </text:span><text:span text:style-name="T21">This will </text:span><text:span text:style-name="T26">only change </text:span><text:span text:style-name="T21">the current tab. No other tabs are affected. </text:span></text:p>
      <text:h text:style-name="P7" text:outline-level="2"><text:span text:style-name="T38">Navigation bar</text:span>:</text:h>
      <text:p text:style-name="P40">&lt;<text:span text:style-name="T13">INSERT </text:span><text:span text:style-name="T39">url</text:span><text:span text:style-name="T13">.png&gt;</text:span></text:p>
      <text:p text:style-name="P28">By typing a string into the url bar then pressing enter (in the same way you would for a normal brower) you can load a webpage. If the string starts with “http”, or “www.” then it will be loaded as a url, otherwise it will be loaded as a search using duckduckgo. Url strings are edited to they always start with https:/ (if it starts with http:, https:, or http:/ then that gets replaced. If it starts with www. Then https:/ gets added to the start.). Any special characters in search strings get encoded, so they can become part of the search url. </text:p>
      <text:p text:style-name="P29">Note: if the user types “!@#$%^&amp;*()” into the search bar (excludes the quotation marks), then they will get redirected to twitter.com. This is a feature of duckduckgo search.</text:p>
      <text:h text:style-name="P8" text:outline-level="2"><text:span text:style-name="T40">Add bookmark</text:span>:</text:h>
      <text:p text:style-name="P41">&lt;<text:span text:style-name="T13">INSERT </text:span><text:span text:style-name="T41">addBookmark</text:span><text:span text:style-name="T13">.png </text:span><text:span text:style-name="T45">and addBookmarkAlert.png</text:span><text:span text:style-name="T13">&gt;</text:span></text:p>
      <text:p text:style-name="P23">By clicking on <text:span text:style-name="T14">the </text:span><text:span text:style-name="T42">add bookmark</text:span><text:span text:style-name="T36"> </text:span><text:span text:style-name="T14">button (see selected). </text:span><text:span text:style-name="T15">You </text:span><text:span text:style-name="T42">can add the current url of the current tab as </text:span><text:span text:style-name="T43">a bookmark</text:span><text:span text:style-name="T15">. </text:span><text:span text:style-name="T44">Bookmarks are saved in a text file in the misc folder. If this folder is not there, you will not be able to add or load bookmarks. </text:span><text:span text:style-name="T46">Clicking on the button creates the alert shown above. The user can edit the name of the bookmark in the appropriate text field. If the user clicks the cancel button, the bookmark will not be added. If ther user leaves the name field blank (or fills it with just spaces) then another alert will show up (see below). </text:span><text:span text:style-name="T47">Dismissing that alert brings the user back to the add bookmark alert.</text:span></text:p>
      <text:p text:style-name="P23"/>
      <text:p text:style-name="P42">&lt;<text:span text:style-name="T13">INSERT </text:span><text:span text:style-name="T48">blankNameBookmark</text:span><text:span text:style-name="T13">.png&gt;</text:span></text:p>
      <text:h text:style-name="P9" text:outline-level="2"><text:span text:style-name="T49">Load</text:span><text:span text:style-name="T40"> bookmark</text:span>:</text:h>
      <text:p text:style-name="P43">&lt;<text:span text:style-name="T13">INSERT </text:span><text:span text:style-name="T50">load</text:span><text:span text:style-name="T41">Bookmark</text:span><text:span text:style-name="T13">.png </text:span><text:span text:style-name="T45">and </text:span><text:span text:style-name="T51">load</text:span><text:span text:style-name="T45">BookmarkAlert.png</text:span><text:span text:style-name="T13">&gt;</text:span></text:p>
      <text:p text:style-name="P24">By clicking on <text:span text:style-name="T14">the </text:span><text:span text:style-name="T52">load</text:span><text:span text:style-name="T42"> bookmark</text:span><text:span text:style-name="T36"> </text:span><text:span text:style-name="T14">button (see selected). </text:span><text:span text:style-name="T15">You </text:span><text:span text:style-name="T42">can </text:span><text:span text:style-name="T53">load </text:span><text:span text:style-name="T54">one of the saved bookmarks into the </text:span><text:span text:style-name="T42">current tab</text:span><text:span text:style-name="T15">. </text:span><text:span text:style-name="T55">Clicking on the load button loads the load bookmark alert which has a dropdown menu that allows the user to select a bookmark to load. If the user then clicks ok with a bookmark selected, then that bookmark will be loaded. If the user clicks cancel or does not select a bookmark then nothing will happen.</text:span></text:p>
      <text:h text:style-name="P11" text:outline-level="2"><text:soft-page-break/><text:span text:style-name="T62">Change settings</text:span>:</text:h>
      <text:p text:style-name="P45">&lt;<text:span text:style-name="T13">INSERT </text:span><text:span text:style-name="T62">settings</text:span><text:span text:style-name="T13">.png </text:span><text:span text:style-name="T45">and </text:span><text:span text:style-name="T62">settings</text:span><text:span text:style-name="T45">Alert.png</text:span><text:span text:style-name="T13">&gt;</text:span></text:p>
      <text:p text:style-name="P26">By clicking on <text:span text:style-name="T14">the </text:span><text:span text:style-name="T63">settings</text:span><text:span text:style-name="T36"> </text:span><text:span text:style-name="T14">button (see selected). </text:span><text:span text:style-name="T15">You </text:span><text:span text:style-name="T42">can </text:span><text:span text:style-name="T64">change the settings</text:span><text:span text:style-name="T15">. </text:span><text:span text:style-name="T65">There are only 2 settings: zoom and home page. </text:span><text:span text:style-name="T55">Clicking on the </text:span><text:span text:style-name="T65">settings </text:span><text:span text:style-name="T55">button loads the </text:span><text:span text:style-name="T65">settings </text:span><text:span text:style-name="T55">bookmark alert </text:span><text:span text:style-name="T66">has </text:span><text:span text:style-name="T55"><text:s/>a </text:span><text:span text:style-name="T65">text field </text:span><text:span text:style-name="T55">that allows the user to </text:span><text:span text:style-name="T66">enter a url and a button to set </text:span><text:span text:style-name="T65">the homepage </text:span><text:span text:style-name="T66">to that url </text:span><text:span text:style-name="T65">(note: this homepage is for this session only)</text:span><text:span text:style-name="T55">. </text:span><text:span text:style-name="T67">The settings alert also has a zoom in (+ symbol) button and zoom out (- symbol) button that allows the user to zoom in and zoom out. The current zoom (in %) is also displayed as text between these buttons. The zoom is the same for all tabs (including newly created tabs). </text:span><text:span text:style-name="T68">The values for the zoom range between 30% and 500%, these values are the same as the zoom values for firefox. If the user tries to zoom out when the zoom is at 30% or tries to zoom in when the zoom is at 500%, nothing will happen.</text:span></text:p>
      <text:h text:style-name="P14" text:outline-level="2"><text:span text:style-name="T72">Load</text:span><text:span text:style-name="T62"> </text:span><text:span text:style-name="T72">history</text:span>:</text:h>
      <text:p text:style-name="P48">&lt;<text:span text:style-name="T13">INSERT </text:span><text:span text:style-name="T73">history</text:span><text:span text:style-name="T13">.png </text:span><text:span text:style-name="T45">and </text:span><text:span text:style-name="T73">history</text:span><text:span text:style-name="T45">Alert.png</text:span><text:span text:style-name="T13">&gt;</text:span></text:p>
      <text:p text:style-name="P27">By clicking on <text:span text:style-name="T14">the </text:span><text:span text:style-name="T52">load</text:span><text:span text:style-name="T42"> </text:span><text:span text:style-name="T74">history</text:span><text:span text:style-name="T36"> </text:span><text:span text:style-name="T14">button (see selected). </text:span><text:span text:style-name="T15">You </text:span><text:span text:style-name="T42">can </text:span><text:span text:style-name="T53">load </text:span><text:span text:style-name="T75">a webpage save in the history </text:span><text:span text:style-name="T54">into the </text:span><text:span text:style-name="T42">current tab</text:span><text:span text:style-name="T15">. </text:span><text:span text:style-name="T55">Clicking on the load </text:span><text:span text:style-name="T76">history</text:span><text:span text:style-name="T55"> button loads the load </text:span><text:span text:style-name="T77">history </text:span><text:span text:style-name="T55">alert which has a dropdown menu that allows the user to select a </text:span><text:span text:style-name="T78">url </text:span><text:span text:style-name="T55">to load. If the user then clicks ok with a </text:span><text:span text:style-name="T79">url </text:span><text:span text:style-name="T55">selected, then that </text:span><text:span text:style-name="T79">url </text:span><text:span text:style-name="T55">will be loaded. If the user clicks cancel or does not select a </text:span><text:span text:style-name="T79">url </text:span><text:span text:style-name="T55">then nothing will happen. </text:span></text:p>
      <text:h text:style-name="P15" text:outline-level="2"><text:span text:style-name="T80">H</text:span><text:span text:style-name="T72">istory</text:span>:</text:h>
      <text:p text:style-name="P33">The history itself is a <text:span text:style-name="T81">ModifiableObservableList that holds HistoryItem objects. </text:span><text:span text:style-name="T85">Each tab has a WebHistory with a listener that will add new HistoryItems whenever they change webpage. These listeners also change the url in the navigation bar to the url of that webpage.</text:span></text:p>
      <text:p text:style-name="P33"><text:span text:style-name="T81">HistoryItem objects hold two fields: </text:span><text:span text:style-name="T82">historyEntry (a WebHistory.Entry object) and its url. </text:span><text:span text:style-name="T83">The HistoryItem class was created so I could change the toString method so the load history combo box </text:span><text:span text:style-name="T84">would look nicer. Note: there is an issue with the date of a WebHistory.Entry object where its Date field would be null and this field is used in HistoryItem’s toString method. To avoid this issue the date used will be the current time.</text:span></text:p>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15:32:24.020930926</meta:creation-date>
    <dc:date>2023-09-28T16:49:29.862925960</dc:date>
    <meta:editing-duration>PT1H15M55S</meta:editing-duration>
    <meta:editing-cycles>143</meta:editing-cycles>
    <meta:generator>LibreOffice/7.3.7.2$Linux_X86_64 LibreOffice_project/30$Build-2</meta:generator>
    <meta:document-statistic meta:table-count="0" meta:image-count="0" meta:object-count="0" meta:page-count="3" meta:paragraph-count="50" meta:word-count="1154" meta:character-count="6482" meta:non-whitespace-character-count="5372"/>
  </office:meta>
</office:document-meta>
</file>